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5.984cm" fo:margin-left="-0.191cm" table:align="left"/>
    </style:style>
    <style:style style:name="Table1.A" style:family="table-column">
      <style:table-column-properties style:column-width="5.327cm"/>
    </style:style>
    <style:style style:name="Table1.B" style:family="table-column">
      <style:table-column-properties style:column-width="5.325cm"/>
    </style:style>
    <style:style style:name="Table1.C" style:family="table-column">
      <style:table-column-properties style:column-width="5.332cm"/>
    </style:style>
    <style:style style:name="Table1.A1" style:family="table-cell">
      <style:table-cell-properties fo:background-color="#a5a5a5" fo:padding-left="0.191cm" fo:padding-right="0.191cm" fo:padding-top="0cm" fo:padding-bottom="0cm" fo:border="0.018cm solid #a5a5a5" style:writing-mode="lr-tb">
        <style:background-image/>
      </style:table-cell-properties>
    </style:style>
    <style:style style:name="Table1.A2" style:family="table-cell">
      <style:table-cell-properties fo:background-color="#ededed" fo:padding-left="0.191cm" fo:padding-right="0.191cm" fo:padding-top="0cm" fo:padding-bottom="0cm" fo:border="0.018cm solid #c9c9c9" style:writing-mode="lr-tb">
        <style:background-image/>
      </style:table-cell-properties>
    </style:style>
    <style:style style:name="Table1.A3" style:family="table-cell">
      <style:table-cell-properties fo:padding-left="0.191cm" fo:padding-right="0.191cm" fo:padding-top="0cm" fo:padding-bottom="0cm" fo:border="0.018cm solid #c9c9c9" style:writing-mode="lr-tb"/>
    </style:style>
    <style:style style:name="Table2" style:family="table">
      <style:table-properties style:width="16.309cm" fo:margin-left="0cm" table:align="left"/>
    </style:style>
    <style:style style:name="Table2.A" style:family="table-column">
      <style:table-column-properties style:column-width="4.122cm"/>
    </style:style>
    <style:style style:name="Table2.B" style:family="table-column">
      <style:table-column-properties style:column-width="4.062cm"/>
    </style:style>
    <style:style style:name="Table2.A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88cm solid #000000" style:writing-mode="lr-tb"/>
    </style:style>
    <style:style style:name="Table2.A2" style:family="table-cell">
      <style:table-cell-properties fo:background-color="#c0c0c0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2.C2" style:family="table-cell" style:data-style-name="N0">
      <style:table-cell-properties fo:background-color="#c0c0c0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2.B3" style:family="table-cell">
      <style:table-cell-properties fo:padding-left="0.191cm" fo:padding-right="0.191cm" fo:padding-top="0cm" fo:padding-bottom="0cm" fo:border="0.035cm solid #000000" style:writing-mode="lr-tb"/>
    </style:style>
    <style:style style:name="Table2.C3" style:family="table-cell" style:data-style-name="N0">
      <style:table-cell-properties fo:padding-left="0.191cm" fo:padding-right="0.191cm" fo:padding-top="0cm" fo:padding-bottom="0cm" fo:border="0.035cm solid #000000" style:writing-mode="lr-tb"/>
    </style:style>
    <style:style style:name="P1" style:family="paragraph" style:parent-style-name="Standard">
      <style:paragraph-properties fo:margin-top="0cm" fo:margin-bottom="0.212cm"/>
    </style:style>
    <style:style style:name="P2" style:family="paragraph" style:parent-style-name="Standard">
      <style:paragraph-properties fo:margin-top="0cm" fo:margin-bottom="0.212cm"/>
      <style:text-properties fo:language="en" fo:country="US"/>
    </style:style>
    <style:style style:name="P3" style:family="paragraph" style:parent-style-name="Standard">
      <style:paragraph-properties fo:margin-top="0cm" fo:margin-bottom="0.212cm" fo:line-height="101%"/>
      <style:text-properties fo:language="en" fo:country="US"/>
    </style:style>
    <style:style style:name="P4" style:family="paragraph" style:parent-style-name="Standard">
      <style:paragraph-properties fo:margin-top="0cm" fo:margin-bottom="0.212cm" fo:line-height="101%"/>
    </style:style>
    <style:style style:name="P5" style:family="paragraph" style:parent-style-name="Standard">
      <style:paragraph-properties fo:margin-top="0cm" fo:margin-bottom="0.212cm" fo:line-height="101%" fo:text-align="center" style:justify-single-word="false"/>
    </style:style>
    <style:style style:name="P6" style:family="paragraph" style:parent-style-name="Standard">
      <style:paragraph-properties fo:margin-top="0cm" fo:margin-bottom="0.212cm" fo:line-height="101%"/>
      <style:text-properties style:font-name="Times New Roman" fo:font-size="14pt" fo:font-weight="bold" style:font-size-asian="14pt" style:font-weight-asian="bold"/>
    </style:style>
    <style:style style:name="P7" style:family="paragraph" style:parent-style-name="Standard">
      <style:paragraph-properties fo:margin-top="0cm" fo:margin-bottom="0.212cm" fo:line-height="101%" fo:text-align="center" style:justify-single-word="false"/>
      <style:text-properties style:font-name="Cambria" fo:font-weight="bold" style:font-weight-asian="bold" style:font-weight-complex="bold"/>
    </style:style>
    <style:style style:name="P8" style:family="paragraph" style:parent-style-name="Standard">
      <style:paragraph-properties fo:margin-top="0cm" fo:margin-bottom="0.212cm" fo:line-height="101%" fo:text-align="center" style:justify-single-word="false"/>
      <style:text-properties fo:font-weight="bold" style:font-weight-asian="bold"/>
    </style:style>
    <style:style style:name="P9" style:family="paragraph" style:parent-style-name="Standard">
      <style:text-properties fo:color="#ffffff"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Listenabsatz" style:list-style-name="L1">
      <style:paragraph-properties fo:margin-top="0cm" fo:margin-bottom="0.212cm" fo:line-height="101%"/>
      <style:text-properties style:font-name="Times New Roman" fo:font-size="12pt" style:font-size-asian="12pt" style:font-size-complex="12pt"/>
    </style:style>
    <style:style style:name="P12" style:family="paragraph" style:parent-style-name="Listenabsatz" style:list-style-name="L2">
      <style:paragraph-properties fo:margin-top="0cm" fo:margin-bottom="0.212cm" fo:line-height="101%"/>
      <style:text-properties style:font-name="Times New Roman" fo:font-size="12pt" style:font-size-asian="12pt"/>
    </style:style>
    <style:style style:name="P13" style:family="paragraph" style:parent-style-name="Listenabsatz" style:list-style-name="L1">
      <style:paragraph-properties fo:margin-top="0cm" fo:margin-bottom="0.212cm" fo:line-height="101%"/>
    </style:style>
    <style:style style:name="P14" style:family="paragraph" style:parent-style-name="Standard" style:master-page-name="MP0">
      <style:paragraph-properties fo:margin-top="0cm" fo:margin-bottom="0.212cm" fo:line-height="101%" style:page-number="auto" fo:break-before="page"/>
    </style:style>
    <style:style style:name="P15" style:family="paragraph" style:parent-style-name="Standard">
      <style:paragraph-properties fo:margin-top="0cm" fo:margin-bottom="0.212cm" fo:line-height="101%"/>
    </style:style>
    <style:style style:name="P16" style:family="paragraph" style:parent-style-name="Standard" style:list-style-name="L3">
      <style:paragraph-properties fo:margin-top="0cm" fo:margin-bottom="0.212cm" fo:line-height="101%"/>
    </style:style>
    <style:style style:name="P17" style:family="paragraph" style:parent-style-name="Standard">
      <style:paragraph-properties fo:margin-top="0cm" fo:margin-bottom="0.212cm" fo:line-height="101%"/>
      <style:text-properties style:font-name="Times New Roman" fo:font-size="14pt" fo:font-weight="bold" style:font-size-asian="14pt" style:font-weight-asian="bold"/>
    </style:style>
    <style:style style:name="P18" style:family="paragraph" style:parent-style-name="Standard">
      <style:paragraph-properties fo:margin-left="0cm" fo:margin-right="0cm" fo:margin-top="0cm" fo:margin-bottom="0.212cm" fo:text-indent="-0.635cm" style:auto-text-indent="false"/>
    </style:style>
    <style:style style:name="T1" style:family="text">
      <style:text-properties style:font-name="Times New Roman" fo:font-size="18pt" fo:language="en" fo:country="US" fo:font-weight="bold" style:font-size-asian="18pt" style:font-weight-asian="bold"/>
    </style:style>
    <style:style style:name="T2" style:family="text">
      <style:text-properties style:font-name="Times New Roman" fo:font-size="14pt" fo:language="en" fo:country="US" style:font-size-asian="14pt"/>
    </style:style>
    <style:style style:name="T3" style:family="text">
      <style:text-properties style:font-name="Times New Roman" fo:font-size="14pt" fo:font-weight="bold" style:font-size-asian="14pt" style:font-weight-asian="bold"/>
    </style:style>
    <style:style style:name="T4" style:family="text">
      <style:text-properties style:font-name="Times New Roman" fo:font-size="12pt" fo:language="en" fo:country="US" style:font-size-asian="12pt"/>
    </style:style>
    <style:style style:name="T5" style:family="text">
      <style:text-properties style:font-name="Times New Roman" fo:font-size="12pt" style:font-size-asian="12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font-weight="bold" style:font-size-asian="12pt" style:font-weight-asian="bold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Absatz-Standardschriftart"><text:span text:style-name="T1">Protokoll vom 14.12.2017</text:span></text:span></text:p>
      <text:p text:style-name="P3"/>
      <text:p text:style-name="P4"><text:span text:style-name="Absatz-Standardschriftart"><text:span text:style-name="T2">6. Coachingtermin</text:span></text:span></text:p>
      <text:p text:style-name="P2"/>
      <text:p text:style-name="P4"><text:span text:style-name="Absatz-Standardschriftart"><text:span text:style-name="T4">SWE WS2017/18 Gruppe A8</text:span></text:span><text:span text:style-name="Absatz-Standardschriftart"><text:span text:style-name="T4"><text:line-break/></text:span></text:span><text:span text:style-name="Absatz-Standardschriftart"><text:span text:style-name="T4"><text:line-break/></text:span></text:span><text:span text:style-name="Absatz-Standardschriftart"><text:span text:style-name="T4">Coach: Christian Kaiser</text:span></text:span></text:p>
      <text:p text:style-name="P2"/>
      <text:p text:style-name="P4"><text:span text:style-name="Absatz-Standardschriftart"><text:span text:style-name="T5">Protokollführer: Nils Kochendörfer</text:span></text:span></text:p>
      <text:p text:style-name="P1"/>
      <text:p text:style-name="P4"><text:span text:style-name="Absatz-Standardschriftart"><text:span text:style-name="T3">Anwesenheit:</text:span></text:span></text:p>
      <text:p text:style-name="P1"><text:span text:style-name="Absatz-Standardschriftart"><text:span text:style-name="T5">Coach: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Christian </text:span></text:span><text:span text:style-name="Absatz-Standardschriftart"><text:span text:style-name="T5">Kaiser</text:span></text:span></text:p>
      <text:p text:style-name="P1"><text:span text:style-name="Absatz-Standardschriftart"><text:span text:style-name="T5">Projektmanagement: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Jana Eschwaltrup, Marcel Ochsendorf</text:span></text:span></text:p>
      <text:p text:style-name="P1"><text:span text:style-name="Absatz-Standardschriftart"><text:span text:style-name="T5">Technologiemanagement:</text:span></text:span><text:span text:style-name="Absatz-Standardschriftart"><text:span text:style-name="T5"><text:tab/></text:span></text:span><text:span text:style-name="Absatz-Standardschriftart"><text:span text:style-name="T5"><text:tab/>Nils Kochendörfer, Tobias Arndt</text:span></text:span></text:p>
      <text:p text:style-name="P1"><text:span text:style-name="Absatz-Standardschriftart"><text:span text:style-name="T5">Vertriebsmanagement:</text:span></text:span><text:span text:style-name="Absatz-Standardschriftart"><text:span text:style-name="T5"><text:tab/></text:span></text:span><text:span text:style-name="Absatz-Standardschriftart"><text:span text:style-name="T5"><text:tab/>Marin Jukic, Calvin Flatt</text:span></text:span></text:p>
      <text:p text:style-name="P1"><text:span text:style-name="Absatz-Standardschriftart"><text:span text:style-name="T5">Qualitätsmanagement: </text:span></text:span><text:span text:style-name="Absatz-Standardschriftart"><text:span text:style-name="T5"><text:tab/></text:span></text:span><text:span text:style-name="Absatz-Standardschriftart"><text:span text:style-name="T5"><text:tab/>Jonas Kau</text:span></text:span></text:p>
      <text:p text:style-name="P4"><text:span text:style-name="Absatz-Standardschriftart"><text:span text:style-name="T5">Nicht anwesend: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-</text:span></text:span></text:p>
      <text:p text:style-name="P4"/>
      <text:p text:style-name="P4"><text:span text:style-name="Absatz-Standardschriftart"><text:span text:style-name="T3">Ablauf</text:span></text:span></text:p>
      <text:p text:style-name="P1"><text:span text:style-name="Absatz-Standardschriftart"><text:span text:style-name="T5">1.</text:span></text:span><text:span text:style-name="Absatz-Standardschriftart"><text:span text:style-name="T5"><text:tab/>Feststellung der Anwesen</text:span></text:span><text:span text:style-name="Absatz-Standardschriftart"><text:span text:style-name="T5">heit</text:span></text:span></text:p>
      <text:p text:style-name="P18"><text:span text:style-name="Absatz-Standardschriftart"><text:span text:style-name="T5"><text:tab/>2.</text:span></text:span><text:span text:style-name="Absatz-Standardschriftart"><text:span text:style-name="T5"><text:tab/>Bericht des Projektmanagements vertreten durch Marcel Ochsendorf</text:span></text:span></text:p>
      <text:p text:style-name="P4"><text:span text:style-name="Absatz-Standardschriftart"><text:span text:style-name="T5">3.<text:tab/>kurze Einweisung des Teams in NodeJS Funktionalitäten durch Tobias Arndt</text:span></text:span></text:p>
      <text:p text:style-name="P4"><text:span text:style-name="Absatz-Standardschriftart"><text:span text:style-name="T5">4.<text:tab/>Fragen/Feedback</text:span></text:span></text:p>
      <text:p text:style-name="P4"><text:span text:style-name="Absatz-Standardschriftart"><text:span text:style-name="T5"><text:line-break/></text:span></text:span><text:span text:style-name="Absatz-Standardschriftart"><text:span text:style-name="T3">Vortrag Projektmanagement:</text:span></text:span></text:p>
      <text:list xml:id="list2484038885487745765" text:style-name="L1">
        <text:list-item>
          <text:p text:style-name="P13"><text:span text:style-name="T6">Update zum Stand des Projekts: <text:line-break/>1. Lastenheft: fertig und abgenommen<text:line-break/>2. Setup des Projekts: fertig<text:line-break/>3. Datenbank. 50%<text:line-break/>4. Implementierung: ~25%</text:span></text:p>
        </text:list-item>
        <text:list-item>
          <text:p text:style-name="P11">Bisher geleistete Stunden: 348, angepeilt sind 553 Stunden gesamt</text:p>
        </text:list-item>
        <text:list-item>
          <text:p text:style-name="P11">Planung für Implementierung: in Confluence wurde eine ToDo Liste erstellt</text:p>
        </text:list-item>
        <text:list-item>
          <text:p text:style-name="P11">es werden alle Views nach redundanzen aufgeteilt um mehrfach Implementierung zu vermeiden</text:p>
        </text:list-item>
        <text:list-item>
          <text:p text:style-name="P11">Die Datenbank wurde ebenfalls logisch unterteilt</text:p>
        </text:list-item>
        <text:list-item>
          <text:p text:style-name="P11">Bei den HTML Seiten welche der erste Schritt sein werden wurden ebenfalls Fortschritte gemacht</text:p>
        </text:list-item>
      </text:list>
      <text:p text:style-name="P6"><text:soft-page-break/>Einwisung NodeJS:</text:p>
      <text:list xml:id="list8489177376628375483" text:style-name="L2">
        <text:list-item>
          <text:p text:style-name="P12">In die .EJS files (wie razor) sollen oben die Anforderungen die diese Seite an die Anwendung hat stehen</text:p>
        </text:list-item>
        <text:list-item>
          <text:p text:style-name="P12">Dazu gehören welche Daten vom/zum Server gesendet werden, was verlinkt werden muss etc.</text:p>
        </text:list-item>
        <text:list-item>
          <text:p text:style-name="P12">Die Funktionalitäten der Seite sollen ebenfalls kommentiert werden um Missverständnisse zu vermeiden</text:p>
        </text:list-item>
        <text:list-item>
          <text:p text:style-name="P12">Es wird bootstrap verwendet und die benötigten styles werden nach Fertigstellung eingebungen</text:p>
        </text:list-item>
        <text:list-item>
          <text:p text:style-name="P12">HTML Files erst hoochladen, die Header wird von Tobias Arndt eingerichtet.<text:line-break/>Dann wird auf Rückmeldung des restlichen Teams gewartet</text:p>
        </text:list-item>
        <text:list-item>
          <text:p text:style-name="P12">Ziel ist: am Wochenende sollen die Mock Ups umgesetzt sein</text:p>
        </text:list-item>
        <text:list-item>
          <text:p text:style-name="P12">Frage Tobias an Projektmanagement: Wie Bewertungen genau laufen sollen:<text:line-break/>Nachschauen Lastenheft: Wenn User bewertet (Klick auf Sterne), MUSS er einen Kommentar abgeben ansonsten ist die Bewertung ungültig</text:p>
        </text:list-item>
        <text:list-item>
          <text:p text:style-name="P12">Es werden generische Icons von „nounprojekt“ für die Umsetzung der Website verwendet</text:p>
        </text:list-item>
      </text:list>
      <text:p text:style-name="P6"/>
      <text:p text:style-name="P4"><text:span text:style-name="Absatz-Standardschriftart"><text:span text:style-name="T3">Feedback/Fragen:</text:span></text:span></text:p>
      <text:list xml:id="list1981798425836051864" text:style-name="L3">
        <text:list-item>
          <text:p text:style-name="P16"><text:span text:style-name="Absatz-Standardschriftart"><text:span text:style-name="T8">Lob: Umsetzung und Planung des Projekts ist bisher super.</text:span></text:span></text:p>
        </text:list-item>
        <text:list-item>
          <text:p text:style-name="P16"><text:span text:style-name="Absatz-Standardschriftart"><text:span text:style-name="T8">Frage Coach an Vertireb: gab es Verhandlungen mit Kunden oder wurden einfach alle Anforderungen umgesetzt?<text:line-break/>Antwort: Ja es gab Verhandlungen, eingige, zu zeitaufwändige Funktionalitäten, wurden abgelehnt</text:span></text:span></text:p>
        </text:list-item>
        <text:list-item>
          <text:p text:style-name="P16"><text:span text:style-name="Absatz-Standardschriftart"><text:span text:style-name="T8">Coach ist sehr zufrieden mit der Gruppe, sie arbeitet strukturiert, hält sich an den Rahmen des Praktikums und liegt im Zeitplan: Er holt die bestmögliche Note für uns alle heraus :)</text:span></text:span></text:p>
        </text:list-item>
        <text:list-item>
          <text:p text:style-name="P16"><text:span text:style-name="Absatz-Standardschriftart"><text:span text:style-name="T8">Frage zum Aufwand allgemein, Antwort: Lastenheft war sehr aufwendig, der Rest bewegt sich im fairen Umfang für ein Praktikum und wäre noch besser machbar, wenn nicht die anderen Praktika dieses Semester so umfangreich wären. </text:span></text:span></text:p>
        </text:list-item>
      </text:list>
      <text:p text:style-name="P4"><text:span text:style-name="Absatz-Standardschriftart"><text:span text:style-name="T7"/></text:span></text:p>
      <text:p text:style-name="P4"><text:span text:style-name="Absatz-Standardschriftart"><text:span text:style-name="T7"/></text:span></text:p>
      <text:p text:style-name="P6">Aktivitäten nächste Woche:<text:line-break/></text:p>
      <text:p text:style-name="P4"><text:span text:style-name="Absatz-Standardschriftart"><text:span text:style-name="T5">Nur Implementierung und Fertigstellen der Alpha bis 22.12.2017!</text:span></text:span><text:span text:style-name="Absatz-Standardschriftart"><text:span text:style-name="T5"><text:line-break/>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Was?</text:p>
          </table:table-cell>
          <table:table-cell table:style-name="Table1.A1" office:value-type="string">
            <text:p text:style-name="P9">Wer?</text:p>
          </table:table-cell>
          <table:table-cell table:style-name="Table1.A1" office:value-type="string">
            <text:p text:style-name="P9">Bis wann?</text:p>
          </table:table-cell>
        </table:table-row>
        <table:table-row>
          <table:table-cell table:style-name="Table1.A2" office:value-type="string">
            <text:p text:style-name="P10">Implementierung Webseiten</text:p>
          </table:table-cell>
          <table:table-cell table:style-name="Table1.A2" office:value-type="string">
            <text:p text:style-name="Standard"><text:span text:style-name="Absatz-Standardschriftart"><text:span text:style-name="T5">Jonas Kau</text:span></text:span>, Marin Jukic</text:p>
          </table:table-cell>
          <table:table-cell table:style-name="Table1.A2" office:value-type="string">
            <text:p text:style-name="Standard">Alpha bis 22.12.2017</text:p>
          </table:table-cell>
        </table:table-row>
        <table:table-row>
          <table:table-cell table:style-name="Table1.A3" office:value-type="string">
            <text:p text:style-name="P10">Implementierung Datenbank</text:p>
          </table:table-cell>
          <table:table-cell table:style-name="Table1.A3" office:value-type="string">
            <text:p text:style-name="Standard">Calvin Flatt, <text:span text:style-name="Absatz-Standardschriftart"><text:span text:style-name="T5">Marcel Ochsendorf</text:span></text:span></text:p>
          </table:table-cell>
          <table:table-cell table:style-name="Table1.A3" office:value-type="string">
            <text:p text:style-name="Standard">Alpha bis 22.12.2017</text:p>
          </table:table-cell>
        </table:table-row>
        <table:table-row>
          <table:table-cell table:style-name="Table1.A2" office:value-type="string">
            <text:p text:style-name="P10">Implementierung Funktionalitäten der Webseite <text:soft-page-break/>mit NodeJS</text:p>
          </table:table-cell>
          <table:table-cell table:style-name="Table1.A2" office:value-type="string">
            <text:p text:style-name="Standard">Tobias Arndt, Nils Kochendörfer</text:p>
          </table:table-cell>
          <table:table-cell table:style-name="Table1.A2" office:value-type="string">
            <text:p text:style-name="Standard">Alpha bis 22.12.2017</text:p>
          </table:table-cell>
        </table:table-row>
      </table:table>
      <text:p text:style-name="P4"><text:span text:style-name="Absatz-Standardschriftart"><text:span text:style-name="T5"><text:s/></text:span></text:span></text:p>
      <text:p text:style-name="P4">Aktuelle Stunden:</text:p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7">Team</text:p>
          </table:table-cell>
          <table:table-cell table:style-name="Table2.A1" office:value-type="string">
            <text:p text:style-name="P7">Projektmitglied</text:p>
          </table:table-cell>
          <table:table-cell table:style-name="Table2.A1" office:value-type="string">
            <text:p text:style-name="P7">Aufwand aktuell</text:p>
          </table:table-cell>
          <table:table-cell table:style-name="Table2.A1" office:value-type="string">
            <text:p text:style-name="P7">Aufwand kummuliert</text:p>
          </table:table-cell>
        </table:table-row>
        <table:table-row>
          <table:table-cell table:style-name="Table2.A2" table:number-rows-spanned="2" office:value-type="string">
            <text:p text:style-name="P7">Projektmanager</text:p>
          </table:table-cell>
          <table:table-cell table:style-name="Table2.A2" office:value-type="string">
            <text:p text:style-name="P5">Marcel Ochsendorf</text:p>
          </table:table-cell>
          <table:table-cell table:style-name="Table2.C2" office:value-type="float" office:value="5">
            <text:p text:style-name="P5">5</text:p>
          </table:table-cell>
          <table:table-cell table:style-name="Table2.C2" office:value-type="float" office:value="47">
            <text:p text:style-name="P5">47</text:p>
          </table:table-cell>
        </table:table-row>
        <table:table-row>
          <table:covered-table-cell/>
          <table:table-cell table:style-name="Table2.B3" office:value-type="string">
            <text:p text:style-name="P5">Jana Eschwaltrup</text:p>
          </table:table-cell>
          <table:table-cell table:style-name="Table2.C3" office:value-type="float" office:value="0">
            <text:p text:style-name="P5">0</text:p>
          </table:table-cell>
          <table:table-cell table:style-name="Table2.B3" office:value-type="string">
            <text:p text:style-name="P5">80</text:p>
          </table:table-cell>
        </table:table-row>
        <table:table-row>
          <table:table-cell table:style-name="Table2.A2" table:number-rows-spanned="2" office:value-type="string">
            <text:p text:style-name="P7">Vertriebsmanager</text:p>
          </table:table-cell>
          <table:table-cell table:style-name="Table2.A2" office:value-type="string">
            <text:p text:style-name="P5">Calvin Flatt</text:p>
          </table:table-cell>
          <table:table-cell table:style-name="Table2.C2" office:value-type="float" office:value="5">
            <text:p text:style-name="P5">5</text:p>
          </table:table-cell>
          <table:table-cell table:style-name="Table2.C2" office:value-type="float" office:value="52">
            <text:p text:style-name="P5">52</text:p>
          </table:table-cell>
        </table:table-row>
        <table:table-row>
          <table:covered-table-cell/>
          <table:table-cell table:style-name="Table2.B3" office:value-type="string">
            <text:p text:style-name="P5">Marin Jukic</text:p>
          </table:table-cell>
          <table:table-cell table:style-name="Table2.C3" office:value-type="float" office:value="5">
            <text:p text:style-name="P5">5</text:p>
          </table:table-cell>
          <table:table-cell table:style-name="Table2.C3" office:value-type="float" office:value="50">
            <text:p text:style-name="P5">50</text:p>
          </table:table-cell>
        </table:table-row>
        <table:table-row>
          <table:table-cell table:style-name="Table2.A2" table:number-rows-spanned="2" office:value-type="string">
            <text:p text:style-name="P7">Technologiemanager</text:p>
          </table:table-cell>
          <table:table-cell table:style-name="Table2.A2" office:value-type="string">
            <text:p text:style-name="P5">Tobias Arndt</text:p>
          </table:table-cell>
          <table:table-cell table:style-name="Table2.C2" office:value-type="float" office:value="5">
            <text:p text:style-name="P5">5</text:p>
          </table:table-cell>
          <table:table-cell table:style-name="Table2.C2" office:value-type="float" office:value="46">
            <text:p text:style-name="P5">46</text:p>
          </table:table-cell>
        </table:table-row>
        <table:table-row>
          <table:covered-table-cell/>
          <table:table-cell table:style-name="Table2.B3" office:value-type="string">
            <text:p text:style-name="P5">Nils Kochendörfer</text:p>
          </table:table-cell>
          <table:table-cell table:style-name="Table2.C3" office:value-type="float" office:value="5">
            <text:p text:style-name="P5">5</text:p>
          </table:table-cell>
          <table:table-cell table:style-name="Table2.C3" office:value-type="float" office:value="35">
            <text:p text:style-name="P5">35</text:p>
          </table:table-cell>
        </table:table-row>
        <table:table-row>
          <table:table-cell table:style-name="Table2.A2" office:value-type="string">
            <text:p text:style-name="P7">Qualitätsmanager</text:p>
          </table:table-cell>
          <table:table-cell table:style-name="Table2.A2" office:value-type="string">
            <text:p text:style-name="P5">Jonas Kau</text:p>
          </table:table-cell>
          <table:table-cell table:style-name="Table2.C2" office:value-type="float" office:value="5">
            <text:p text:style-name="P5">5</text:p>
          </table:table-cell>
          <table:table-cell table:style-name="Table2.C2" office:value-type="float" office:value="48">
            <text:p text:style-name="P5">48</text:p>
          </table:table-cell>
        </table:table-row>
        <table:table-row>
          <table:table-cell table:style-name="Table2.B3" table:number-columns-spanned="2" office:value-type="string">
            <text:p text:style-name="P7">Gesamt</text:p>
          </table:table-cell>
          <table:covered-table-cell/>
          <table:table-cell table:style-name="Table2.C3" office:value-type="float" office:value="30">
            <text:p text:style-name="P8">30</text:p>
          </table:table-cell>
          <table:table-cell table:style-name="Table2.C3" office:value-type="float" office:value="348">
            <text:p text:style-name="P8">348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true" style:font-size-asian="11pt" style:language-asian="de" style:country-asian="DE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true" fo:background-color="transparent" style:font-name-asian="Times New Roman" style:font-size-asian="11pt" style:language-asian="de" style:country-asian="D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WW_5f_CharLFO1LVL1" style:display-name="WW_CharLFO1LVL1" style:family="text">
      <style:text-properties style:font-name="Calibri" fo:font-size="12pt" style:font-name-asian="Times New Roman" style:font-size-asian="12pt" style:font-name-complex="Times New Roman"/>
    </style:style>
    <style:style style:name="WW_5f_CharLFO2LVL1" style:display-name="WW_CharLFO2LVL1" style:family="text">
      <style:text-properties style:font-name="Times New Roman" fo:font-size="12pt" style:font-name-asian="Times New Roman" style:font-size-asian="12pt" style:font-name-complex="Times New Roman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creation-date>2017-12-10T13:29:00Z</meta:creation-date>
    <dc:date>2017-12-16T21:03:08.49</dc:date>
    <meta:editing-cycles>15</meta:editing-cycles>
    <meta:editing-duration>PT31M36S</meta:editing-duration>
    <meta:document-statistic meta:table-count="2" meta:image-count="0" meta:object-count="0" meta:page-count="3" meta:paragraph-count="85" meta:word-count="473" meta:character-count="3316"/>
    <meta:template xlink:type="simple" xlink:actuate="onRequest" xlink:title="" xlink:href="../SWE_Protokoll_A8_07.12.2017.odt/Normal.dotm"/>
  </office:meta>
</office:document-meta>
</file>